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15%"/>
    </style:style>
    <style:style style:name="P4" style:family="paragraph">
      <style:paragraph-properties fo:text-align="start"/>
      <style:text-properties style:text-line-through-style="none" style:text-line-through-type="none" style:font-name="Liberation Sans" fo:font-size="16pt" fo:font-style="normal" style:text-underline-style="none" fo:font-weight="normal"/>
    </style:style>
    <style:style style:name="P5" style:family="paragraph">
      <style:paragraph-properties fo:text-align="start"/>
      <style:text-properties fo:color="#ff3333" style:text-line-through-style="none" style:text-line-through-type="none" style:font-name="Liberation Sans" fo:font-size="16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>
      <style:paragraph-properties fo:text-align="start"/>
      <style:text-properties style:text-line-through-style="none" style:text-line-through-type="none" style:font-name="Liberation Sans" fo:font-size="10pt" fo:font-style="normal" style:text-underline-style="none" fo:font-weight="normal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middle" style:vertical-rel="baseline" style:horizontal-pos="from-left" style:horizontal-rel="paragraph"/>
    </style:style>
    <style:style style:name="gr4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ixed-text form:name="Label Field 1" form:control-implementation="ooo:com.sun.star.form.component.FixedText" xml:id="control1" form:id="control1" form:label="Name:"/>
          <form:text form:name="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2" form:control-implementation="ooo:com.sun.star.form.component.FixedText" xml:id="control3" form:id="control3" form:label="Address:"/>
          <form:text form:name="address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3" form:control-implementation="ooo:com.sun.star.form.component.FixedText" xml:id="control5" form:id="control5" form:label="Font Red:"/>
          <form:text form:name="text_her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4" form:control-implementation="ooo:com.sun.star.form.component.FixedText" xml:id="control7" form:id="control7" form:label="Size 10:"/>
          <form:text form:name="more_tex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draw:control text:anchor-type="as-char" draw:z-index="0" draw:style-name="gr1" draw:text-style-name="P4" svg:width="1.796cm" svg:height="1.378cm" draw:control="control1"/><draw:control text:anchor-type="as-char" draw:z-index="1" draw:style-name="gr2" draw:text-style-name="P4" svg:width="14.288cm" svg:height="1.006cm" draw:control="control2"/></text:p>
      <text:p text:style-name="P3"/>
      <text:p text:style-name="P2"><draw:control text:anchor-type="as-char" draw:z-index="2" draw:style-name="gr3" draw:text-style-name="P4" svg:width="2.461cm" svg:height="1.244cm" draw:control="control3"/><draw:control text:anchor-type="as-char" draw:z-index="3" draw:style-name="gr2" draw:text-style-name="P4" svg:width="13.516cm" svg:height="0.98cm" draw:control="control4"/></text:p>
      <text:p text:style-name="P2"/>
      <text:p text:style-name="Standard"><draw:control text:anchor-type="as-char" draw:z-index="4" draw:style-name="gr1" draw:text-style-name="P4" svg:width="2.564cm" svg:height="0.662cm" draw:control="control5"/><draw:control text:anchor-type="as-char" draw:z-index="5" draw:style-name="gr2" draw:text-style-name="P5" svg:width="13.256cm" svg:height="0.847cm" draw:control="control6"/></text:p>
      <text:p text:style-name="Standard"/>
      <text:p text:style-name="Standard"/>
      <text:p text:style-name="P2"><draw:control text:anchor-type="as-char" draw:z-index="6" draw:style-name="gr3" draw:text-style-name="P6" svg:width="1.611cm" svg:height="0.556cm" draw:control="control7"/><draw:control text:anchor-type="as-char" svg:y="-0.402cm" draw:z-index="7" draw:style-name="gr4" draw:text-style-name="P7" svg:width="7.541cm" svg:height="0.653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Perez</meta:initial-creator>
    <meta:creation-date>2016-02-23T14:13:21.382360846</meta:creation-date>
    <dc:date>2016-02-23T14:52:42.797989357</dc:date>
    <dc:creator>Carlos Perez</dc:creator>
    <meta:editing-duration>PT8M31S</meta:editing-duration>
    <meta:editing-cycles>1</meta:editing-cycles>
    <meta:document-statistic meta:table-count="0" meta:image-count="0" meta:object-count="0" meta:page-count="1" meta:paragraph-count="4" meta:word-count="0" meta:character-count="0" meta:non-whitespace-character-count="0"/>
    <meta:generator>LibreOffice/5.0.5.2$Linux_X86_64 LibreOffice_project/00$Build-2</meta:generator>
  </office:meta>
</office:document-meta>
</file>